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14pt" style:font-size-asian="14pt"/>
    </style:style>
    <style:style style:name="P2" style:parent-style-name="Normal" style:family="paragraph">
      <style:paragraph-properties fo:text-align="center"/>
      <style:text-properties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fo:font-size="14pt" style:font-size-asian="14pt"/>
    </style:style>
    <style:style style:name="P4" style:parent-style-name="Normal" style:family="paragraph">
      <style:text-properties fo:font-size="14pt" style:font-size-asian="14pt"/>
    </style:style>
    <style:style style:name="P5" style:parent-style-name="Normal" style:family="paragraph">
      <style:text-properties fo:font-size="14pt" style:font-size-asian="14pt"/>
    </style:style>
    <style:style style:name="T6" style:parent-style-name="Policepardéfaut" style:family="text">
      <style:text-properties fo:font-size="14pt" style:font-size-asian="14pt"/>
    </style:style>
  </office:automatic-styles>
  <office:body>
    <office:text text:use-soft-page-breaks="true">
      <text:p text:style-name="P1">Rémi PAPIN</text:p>
      <text:p text:style-name="P2">Bilan Personnel</text:p>
      <text:p text:style-name="P3">Nouveau projet complétement différent du premier réaliser. En effet ce projet abordait les notions de budget, d’aménagement d’équipements réseaux, de gestion de planning et enfin d’adressage réseau.</text:p>
      <text:p text:style-name="P4"><text:s/>Après la lecture, j’ai eu l’impression qu’il y avait plus de tache à réaliser. Au final malgré les perturbations survenu lundi, on a pu répondre à toutes les demandes de ce projet. Tout d’abord, moi et mon équipe on a eu beaucoup de difficulté à imaginer un plan viable pour placer la totalité des joueurs<text:s/>de façon le plus efficace possible.<text:s/>Après j’ai pu réaliser un planning en prenant compte<text:s/>des exigences<text:s/>de cet<text:s/>évènement.<text:s/>Enfin j’ai réalisé l’adressage du réseau en utilisant la technique du VLSM. Après avoir créé les sous-réseaux j’ai attribué manuellement les adresses ip a chaque ordinateur représentant une rangée chacun. Enfin j’ai réalisé un SSH afin de pouvoir contrôler le routeur à distant en cas de panne ou de faille.</text:p>
      <text:p text:style-name="P5"><text:s/>J’ai eu des problèmes<text:s/>pour reliés<text:s/>correctement<text:s/>tous les switches<text:s/>ainsi que pour<text:s/>réaliser le planning afin d’organiser le roster passant sur l’écran géant et de prévoir les pauses pour les joueurs tout en effectuant l’intégralité de leur tournois.</text:p>
      <text:p text:style-name="Normal"><text:span text:style-name="T6">Au final, j’ai apprécier ce projet car il nous a permit d’organiser un événement concret qu’on pourrait éventuellement réaliser dans notre vie professionnel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PIN RÉMI</meta:initial-creator>
    <dc:creator>PAPIN RÉMI</dc:creator>
    <meta:creation-date>2017-12-21T11:42:00Z</meta:creation-date>
    <dc:date>2017-12-21T12:33:00Z</dc:date>
    <meta:template xlink:href="Normal.dotm" xlink:type="simple"/>
    <meta:editing-cycles>1</meta:editing-cycles>
    <meta:editing-duration>PT3060S</meta:editing-duration>
    <meta:document-statistic meta:page-count="1" meta:paragraph-count="2" meta:word-count="210" meta:character-count="1367" meta:row-count="9" meta:non-whitespace-character-count="1159"/>
  </office:meta>
</office:document-meta>
</file>